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765a9" officeooo:paragraph-rsid="001765a9"/>
    </style:style>
    <style:style style:name="P2" style:family="paragraph" style:parent-style-name="Standard" style:list-style-name="L1">
      <style:text-properties officeooo:rsid="001765a9" officeooo:paragraph-rsid="001765a9"/>
    </style:style>
    <style:style style:name="P3" style:family="paragraph" style:parent-style-name="Standard" style:list-style-name="L1">
      <style:text-properties officeooo:paragraph-rsid="001765a9"/>
    </style:style>
    <style:style style:name="P4" style:family="paragraph" style:parent-style-name="Standard" style:list-style-name="L2">
      <style:text-properties officeooo:rsid="00187009" officeooo:paragraph-rsid="00187009"/>
    </style:style>
    <style:style style:name="T1" style:family="text">
      <style:text-properties officeooo:rsid="001765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of the things I learned while doing this homework: </text:p>
      <text:list xml:id="list3505016774" text:style-name="L1">
        <text:list-item>
          <text:p text:style-name="P3"><text:span text:style-name="T1">If you think you have a sample of bad data just throw that entire subject out.</text:span></text:p>
        </text:list-item>
        <text:list-item>
          <text:p text:style-name="P2">You can use the agg command to summarize Mean, Median, Variance, Std, and SEM a lot quicker</text:p>
        </text:list-item>
        <text:list-item>
          <text:p text:style-name="P2">Trying to get the labeling correct can be a pain in the @$$.</text:p>
        </text:list-item>
        <text:list-item>
          <text:p text:style-name="P2">There are so many different ways to format data in general</text:p>
        </text:list-item>
        <text:list-item>
          <text:p text:style-name="P2">I gain a little more understanding about outliers, IQR, and box plots</text:p>
        </text:list-item>
      </text:list>
      <text:p text:style-name="P1"/>
      <text:p text:style-name="P1">Some of the things I would infer about this data I worked with:</text:p>
      <text:list xml:id="list3133847009" text:style-name="L2">
        <text:list-item>
          <text:p text:style-name="P4">Capomilin and Ramicane had the most datapoints </text:p>
        </text:list-item>
        <text:list-item>
          <text:p text:style-name="P4">Capomilin and Ramicane had the smallest final tumor volume</text:p>
        </text:list-item>
        <text:list-item>
          <text:p text:style-name="P4">Infbinol is the only one of the top performers to have an outlier</text:p>
        </text:list-item>
        <text:list-item>
          <text:p text:style-name="P4">The line graph of mouse l509 showed an increase in volume size towards the end so what would have happened if more time was allowed for the test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8:50:29.752280578</meta:creation-date>
    <dc:date>2020-04-12T19:27:36.577264795</dc:date>
    <meta:editing-duration>PT5M6S</meta:editing-duration>
    <meta:editing-cycles>1</meta:editing-cycles>
    <meta:document-statistic meta:table-count="0" meta:image-count="0" meta:object-count="0" meta:page-count="1" meta:paragraph-count="11" meta:word-count="158" meta:character-count="798" meta:non-whitespace-character-count="658"/>
    <meta:generator>LibreOffice/5.3.6.1$Linux_X86_64 LibreOffice_project/30$Build-1</meta:generator>
  </office:meta>
</office:document-meta>
</file>